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34cca" officeooo:paragraph-rsid="00259049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6d10d" officeooo:paragraph-rsid="0028ae7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 style:list-style-name="L2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6d10d" officeooo:paragraph-rsid="0028ae7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 style:list-style-name="L2">
      <style:text-properties officeooo:paragraph-rsid="0028ae73"/>
    </style:style>
    <style:style style:name="P5" style:family="paragraph" style:parent-style-name="Text_20_body">
      <style:text-properties officeooo:paragraph-rsid="0028ae73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font-size="8.5pt" style:font-size-asian="8.5pt" style:font-size-complex="8.5pt"/>
    </style:style>
    <style:style style:name="P10" style:family="paragraph">
      <style:paragraph-properties fo:text-align="center" style:writing-mode="lr-tb"/>
      <style:text-properties fo:font-size="7pt" style:font-size-asian="7pt" style:font-size-complex="7pt"/>
    </style:style>
    <style:style style:name="P11" style:family="paragraph">
      <style:paragraph-properties fo:text-align="justify" style:writing-mode="lr-tb"/>
    </style:style>
    <style:style style:name="T1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6d10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8ae7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18e4b9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letter-spacing="normal" officeooo:rsid="002656ce"/>
    </style:style>
    <style:style style:name="T5" style:family="text">
      <style:text-properties fo:font-variant="normal" fo:text-transform="none" fo:color="#000000" style:font-name="Times New Roman" fo:letter-spacing="normal" officeooo:rsid="0028ae73"/>
    </style:style>
    <style:style style:name="T6" style:family="text">
      <style:text-properties fo:font-variant="normal" fo:text-transform="none" fo:color="#000000" style:font-name="Times New Roman" fo:letter-spacing="normal" officeooo:rsid="002a2d85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2656ce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28ae73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267fee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2a2d85" style:font-size-asian="14pt" style:font-size-complex="14pt"/>
    </style:style>
    <style:style style:name="T11" style:family="text">
      <style:text-properties fo:font-variant="normal" fo:text-transform="none" fo:color="#000000" style:font-name="Times New Roman2" fo:font-size="14pt" fo:letter-spacing="normal" fo:font-style="normal" fo:font-weight="normal" officeooo:rsid="00267fee" style:font-size-asian="14pt" style:font-size-complex="14pt"/>
    </style:style>
    <style:style style:name="T12" style:family="text">
      <style:text-properties fo:font-variant="normal" fo:text-transform="none" fo:color="#000000" style:font-name="Times New Roman2" fo:font-size="14pt" fo:letter-spacing="normal" fo:font-style="normal" fo:font-weight="normal" officeooo:rsid="0028ae73" style:font-size-asian="14pt" style:font-size-complex="14pt"/>
    </style:style>
    <style:style style:name="T13" style:family="text">
      <style:text-properties fo:font-variant="normal" fo:text-transform="none" fo:color="#000000" style:font-name="Times New Roman2" fo:font-size="14pt" fo:letter-spacing="normal" fo:font-style="normal" fo:font-weight="normal" officeooo:rsid="002a2d85" style:font-size-asian="14pt" style:font-size-complex="14pt"/>
    </style:style>
    <style:style style:name="T14" style:family="text">
      <style:text-properties fo:font-variant="normal" fo:text-transform="none" fo:color="#000000" style:font-name="Times New Roman2" fo:font-size="14pt" fo:letter-spacing="normal" fo:font-style="normal" fo:font-weight="normal" officeooo:rsid="001e04af" style:font-size-asian="12.25pt" style:font-size-complex="14pt"/>
    </style:style>
    <style:style style:name="T15" style:family="text">
      <style:text-properties fo:font-variant="normal" fo:text-transform="none" fo:color="#000000" style:font-name="Times New Roman2" fo:font-size="14pt" fo:letter-spacing="normal" fo:font-style="normal" fo:font-weight="normal" officeooo:rsid="0028ae73" style:font-size-asian="12.25pt" style:font-size-complex="14pt"/>
    </style:style>
    <style:style style:name="T16" style:family="text">
      <style:text-properties fo:font-variant="normal" fo:text-transform="none" fo:color="#000000" style:font-name="Times New Roman2" fo:font-size="14pt" fo:letter-spacing="normal" fo:font-style="normal" fo:font-weight="normal" officeooo:rsid="001ed13c" style:font-size-asian="12.25pt" style:font-size-complex="14pt"/>
    </style:style>
    <style:style style:name="T17" style:family="text">
      <style:text-properties fo:font-variant="normal" fo:text-transform="none" fo:color="#000000" style:font-name="Times New Roman2" fo:font-size="14pt" fo:letter-spacing="normal" fo:font-style="normal" fo:font-weight="normal" officeooo:rsid="002a2d85" style:font-size-asian="12.25pt" style:font-size-complex="14pt"/>
    </style:style>
    <style:style style:name="T18" style:family="text">
      <style:text-properties officeooo:rsid="0028ae73"/>
    </style:style>
    <style:style style:name="T19" style:family="text">
      <style:text-properties officeooo:rsid="00204306"/>
    </style:style>
    <style:style style:name="T20" style:family="text">
      <style:text-properties fo:font-size="14pt" officeooo:rsid="0020fa68" style:font-size-asian="12.25pt" style:font-size-complex="14pt"/>
    </style:style>
    <style:style style:name="T21" style:family="text">
      <style:text-properties fo:font-size="14pt" officeooo:rsid="0028ae73" style:font-size-asian="12.25pt" style:font-size-complex="14pt"/>
    </style:style>
    <style:style style:name="T22" style:family="text">
      <style:text-properties fo:font-size="14pt" officeooo:rsid="0022909d" style:font-size-asian="12.25pt" style:font-size-complex="14pt"/>
    </style:style>
    <style:style style:name="T23" style:family="text">
      <style:text-properties fo:font-size="14pt" officeooo:rsid="0022909d" style:font-size-asian="14pt" style:font-size-complex="14pt"/>
    </style:style>
    <style:style style:name="T24" style:family="text">
      <style:text-properties fo:font-size="14pt" officeooo:rsid="0028ae73" style:font-size-asian="14pt" style:font-size-complex="14pt"/>
    </style:style>
    <style:style style:name="T25" style:family="text">
      <style:text-properties fo:font-size="14pt" fo:font-weight="normal" officeooo:rsid="0022909d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ae73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246816" style:font-size-asian="14pt" style:font-weight-asian="normal" style:font-size-complex="14pt" style:font-weight-complex="normal"/>
    </style:style>
    <style:style style:name="T28" style:family="text">
      <style:text-properties officeooo:rsid="0025cd2f"/>
    </style:style>
    <style:style style:name="T29" style:family="text">
      <style:text-properties officeooo:rsid="002a2d85"/>
    </style:style>
    <style:style style:name="T30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1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32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33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34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5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36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37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1" text:outline-level="1" text:is-list-header="true"><text:span text:style-name="T18">Содержание</text:span>.</text:h>
      <text:p text:style-name="P2"><text:span text:style-name="T18">Введение...............................................................................................................4</text:span></text:p>
      <text:list xml:id="list1124163089" text:style-name="L2">
        <text:list-item>
          <text:list>
            <text:list-item>
              <text:p text:style-name="P3"><text:span text:style-name="T18">Анализ состояния вопроса..........................................................................5</text:span></text:p>
              <text:p text:style-name="P3"><text:span text:style-name="T18">1.1. Описание предметной области............................................................5</text:span></text:p>
              <text:p text:style-name="P3"><text:span text:style-name="T18">1.2. Анализ аналогов и прототипов............................................................8</text:span></text:p>
              <text:p text:style-name="P4"><text:span text:style-name="T1">1.3. Перечень задач, подлежащих решению в процессе разработки.......</text:span><text:span text:style-name="T2">9</text:span></text:p>
              <text:p text:style-name="P4"><text:span text:style-name="T2">1.4. </text:span><text:span text:style-name="T3">Постановка задачи.................................................................................</text:span><text:span text:style-name="T2">9</text:span></text:p>
              <text:list>
                <text:list-header>
                  <text:p text:style-name="P4"><text:span text:style-name="T2">1.4.1. </text:span><text:span text:style-name="T3">Назначение и область применения..............................................</text:span><text:span text:style-name="T2">9</text:span></text:p>
                </text:list-header>
              </text:list>
              <text:p text:style-name="P4"><text:span text:style-name="T2">1.5. </text:span><text:span text:style-name="T3">Требования к программе и программному изделию..........................</text:span><text:span text:style-name="T2">9</text:span></text:p>
              <text:list text:continue-numbering="true">
                <text:list-header>
                  <text:p text:style-name="P4"><text:span text:style-name="T2">1.5.1. </text:span><text:span text:style-name="T3">Требования к составу и параметрам технических средств.......</text:span><text:span text:style-name="T2">9</text:span></text:p>
                  <text:p text:style-name="P4"><text:span text:style-name="T2">1.5.2. </text:span><text:span text:style-name="T3">Требования к информационной и программной совместимости.......................................................................................</text:span><text:span text:style-name="T2">10</text:span></text:p>
                  <text:p text:style-name="P4"><text:span text:style-name="T2">1.5.3. </text:span><text:span text:style-name="T3">Требования к программной документации...............................</text:span><text:span text:style-name="T2">10</text:span></text:p>
                </text:list-header>
              </text:list>
            </text:list-item>
            <text:list-item>
              <text:p text:style-name="P4"><text:span text:style-name="T18">Выбор и обоснование средств проектирования......................................11</text:span></text:p>
              <text:p text:style-name="P4"><text:span text:style-name="T18">2.1. </text:span><text:span text:style-name="T19">Описание критериев и альтернатив...................................................</text:span><text:span text:style-name="T18">11</text:span></text:p>
              <text:p text:style-name="P4"><text:span text:style-name="T18">2.2. </text:span><text:span text:style-name="T20">Метод анализа иерархий (МАИ)........................................................</text:span><text:span text:style-name="T21">12</text:span></text:p>
              <text:list>
                <text:list-header>
                  <text:p text:style-name="P4"><text:span text:style-name="T21">2.2.1. </text:span><text:span text:style-name="T20">Общие сведения..........................................................................</text:span><text:span text:style-name="T21">12</text:span></text:p>
                  <text:p text:style-name="P4"><text:span text:style-name="T21">2.2.2. </text:span><text:span text:style-name="T22">Принцип идентичности и декомпозиции..................................</text:span><text:span text:style-name="T21">14</text:span></text:p>
                  <text:p text:style-name="P4"><text:span text:style-name="T21">2.2.3. </text:span><text:span text:style-name="T23">Принцип дискриминации и сравнительных суждений...........</text:span><text:span text:style-name="T24">16</text:span></text:p>
                  <text:p text:style-name="P4"><text:span text:style-name="T24">2.2.4. </text:span><text:span text:style-name="T25">Принцип синтеза.........................................................................</text:span><text:span text:style-name="T26">23</text:span></text:p>
                  <text:p text:style-name="P4"><text:soft-page-break/><text:span text:style-name="T26">2.2.5. </text:span><text:span text:style-name="T25">Общая оценка МАИ как метода принятия решений................</text:span><text:span text:style-name="T26">24</text:span></text:p>
                </text:list-header>
              </text:list>
              <text:p text:style-name="P4"><text:span text:style-name="T26">2.3. </text:span><text:span text:style-name="T27">Выбор с использованием МАИ..........................................................</text:span><text:span text:style-name="T26">25</text:span></text:p>
              <text:list text:continue-numbering="true">
                <text:list-header>
                  <text:p text:style-name="P4"><text:span text:style-name="T26">2.3.1. </text:span><text:span text:style-name="T27">Матрицы парных сравнений......................................................</text:span><text:span text:style-name="T26">25</text:span></text:p>
                  <text:p text:style-name="P4"><text:span text:style-name="T26">2.3.2. </text:span><text:span text:style-name="T27">Результат сравнения....................................................................</text:span><text:span text:style-name="T26">25</text:span></text:p>
                </text:list-header>
              </text:list>
            </text:list-item>
            <text:list-item>
              <text:p text:style-name="P4"><text:span text:style-name="T18">Разработка «Программное обеспечение для автоматической авторизации пользователей ОС Unix»......................................................3</text:span><text:span text:style-name="T29">3</text:span></text:p>
              <text:p text:style-name="P4"><text:span text:style-name="T18">3.1. </text:span><text:span text:style-name="T28">Процесс разработки и методология разработки ПО........................</text:span><text:span text:style-name="T18">3</text:span><text:span text:style-name="T29">3</text:span></text:p>
              <text:p text:style-name="P4"><text:span text:style-name="T18">3.2. </text:span><text:span text:style-name="T28">Описание используемых методов......................................................</text:span><text:span text:style-name="T18">3</text:span><text:span text:style-name="T29">8</text:span></text:p>
              <text:list>
                <text:list-header>
                  <text:p text:style-name="P4"><text:span text:style-name="T18">3.2.1. </text:span><text:span text:style-name="T28">Искусственные нейронные сети................................................</text:span><text:span text:style-name="T18">4</text:span><text:span text:style-name="T29">6</text:span></text:p>
                  <text:p text:style-name="P4"><text:span text:style-name="T18">3.2.2. </text:span><text:span text:style-name="T4">Сверточные нейронные сети......................................................</text:span><text:span text:style-name="T5">5</text:span><text:span text:style-name="T6">1</text:span></text:p>
                  <text:p text:style-name="P4"><text:span text:style-name="T5">3.2.3. </text:span><text:span text:style-name="T7">Генетические алгоритмы............................................................</text:span><text:span text:style-name="T8">5</text:span><text:span text:style-name="T10">9</text:span></text:p>
                  <text:p text:style-name="P4"><text:span text:style-name="T8">3.2.4. </text:span><text:span text:style-name="T7">Генетический алгоритм с вещественным кодированием........</text:span><text:span text:style-name="T8">6</text:span><text:span text:style-name="T10">3</text:span></text:p>
                  <text:p text:style-name="P4"><text:span text:style-name="T8">3.2.5. </text:span><text:span text:style-name="T7">Генетические алгоритмы для обучения нейронных сетей......</text:span><text:span text:style-name="T8">6</text:span><text:span text:style-name="T10">6</text:span></text:p>
                  <text:p text:style-name="P4"><text:span text:style-name="T8">3.2.6. </text:span><text:span text:style-name="T9">Управляемый алгоритм обучения нейронной сети на основе генетического поиска и имитации отжига..........................................</text:span><text:span text:style-name="T10">70</text:span></text:p>
                  <text:list>
                    <text:list-header>
                      <text:p text:style-name="P4"><text:span text:style-name="T8">3.2.6.1. </text:span><text:span text:style-name="T11">Модификация оператора генной мутации........................</text:span><text:span text:style-name="T12">7</text:span><text:span text:style-name="T13">2</text:span></text:p>
                      <text:p text:style-name="P4"><text:span text:style-name="T12">3.2.6.2. </text:span><text:span text:style-name="T11">Модификация операторов селекции..................................</text:span><text:span text:style-name="T12">7</text:span><text:span text:style-name="T13">3</text:span></text:p>
                      <text:p text:style-name="P4"><text:span text:style-name="T12">3.2.6.3. </text:span><text:span text:style-name="T11">Модификация операторов отбора......................................</text:span><text:span text:style-name="T12">7</text:span><text:span text:style-name="T13">5</text:span></text:p>
                    </text:list-header>
                  </text:list>
                </text:list-header>
              </text:list>
            </text:list-item>
            <text:list-item>
              <text:p text:style-name="P4"><text:span text:style-name="T12">Проектирование и разработка алгоритмов и структур данных.............7</text:span><text:span text:style-name="T13">7</text:span></text:p>
              <text:p text:style-name="P4"><text:span text:style-name="T12">4.1. Структурные и функциональные модели.........................................7</text:span><text:span text:style-name="T13">7</text:span></text:p>
              <text:list>
                <text:list-header>
                  <text:p text:style-name="P4"><text:span text:style-name="T12">4.1.1. Анализ информационных потоков для разработки ПО...........7</text:span><text:span text:style-name="T13">7</text:span></text:p>
                  <text:p text:style-name="P4"><text:span text:style-name="T12">4.1.2. </text:span><text:span text:style-name="T14">Структура программного комплекса.........................................</text:span><text:span text:style-name="T17">80</text:span></text:p>
                </text:list-header>
              </text:list>
              <text:p text:style-name="P4"><text:span text:style-name="T15">4.2. </text:span><text:span text:style-name="T14">Проектирование диаграммы классов................................................</text:span><text:span text:style-name="T17">81</text:span></text:p>
              <text:p text:style-name="P4"><text:soft-page-break/><text:span text:style-name="T15">4.3. </text:span><text:span text:style-name="T14">Разработка пользовательского интерфейса....................................</text:span><text:span text:style-name="T15">...9</text:span><text:span text:style-name="T17">2</text:span></text:p>
            </text:list-item>
            <text:list-item>
              <text:p text:style-name="P4"><text:span text:style-name="T15">Тестирование на модельных и реальных примерах..............................10</text:span><text:span text:style-name="T17">3</text:span></text:p>
              <text:p text:style-name="P4"><text:span text:style-name="T15">5.1. </text:span><text:span text:style-name="T16">Описание и анализ исключительных ситуаций..............................</text:span><text:span text:style-name="T15">10</text:span><text:span text:style-name="T17">3</text:span></text:p>
              <text:p text:style-name="P4"><text:span text:style-name="T15">5.2. </text:span><text:span text:style-name="T16">Исследование временных характеристик.......................................</text:span><text:span text:style-name="T15">10</text:span><text:span text:style-name="T17">4</text:span></text:p>
              <text:p text:style-name="P4"><text:span text:style-name="T15">5.3. </text:span><text:span text:style-name="T16">Описание функционирования..........................................................</text:span><text:span text:style-name="T15">10</text:span><text:span text:style-name="T17">4</text:span></text:p>
            </text:list-item>
          </text:list>
        </text:list-item>
      </text:list>
      <text:p text:style-name="P5"><text:span text:style-name="T15">Заключение.......................................................................................................10</text:span><text:span text:style-name="T17">8</text:span></text:p>
      <text:p text:style-name="P5"><text:span text:style-name="T15">Список литературы..........................................................................................10</text:span><text:span text:style-name="T17">9</text:span></text:p>
      <text:p text:style-name="P5"><text:span text:style-name="T15">Приложение......................................................................................................11</text:span><text:span text:style-name="T17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2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Содержание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Содержание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3T03:11:29</dc:date>
    <meta:editing-duration>PT07H43M41S</meta:editing-duration>
    <meta:editing-cycles>121</meta:editing-cycles>
    <meta:document-statistic meta:table-count="0" meta:image-count="0" meta:object-count="0" meta:page-count="3" meta:paragraph-count="48" meta:word-count="238" meta:character-count="4226"/>
    <meta:user-defined meta:name="Поле 1"/>
    <meta:user-defined meta:name="Поле 2"/>
    <meta:user-defined meta:name="Поле 3"/>
    <meta:user-defined meta:name="Поле 4"/>
  </office:meta>
</office:document-meta>
</file>